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3e1d5" officeooo:paragraph-rsid="00118ac5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18ac5" officeooo:paragraph-rsid="00118ac5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118ac5" officeooo:paragraph-rsid="00118ac5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3e1d5" officeooo:paragraph-rsid="00118ac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18ac5" officeooo:paragraph-rsid="00118ac5" style:font-weight-asian="bold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ion-Argon Cross Section Measurement at ProtoDUNE</text:p>
      <text:p text:style-name="P1">Jake Calcutt</text:p>
      <text:p text:style-name="P1">Michigan State University</text:p>
      <text:p text:style-name="P1"/>
      <text:p text:style-name="P5">Neutrino Energy Reconstruction </text:p>
      <text:p text:style-name="P5"><text:span text:style-name="T2"/></text:p>
      <text:p text:style-name="P5"><text:span text:style-name="T2">Cross Section Modeling </text:span></text:p>
      <text:p text:style-name="P5"/>
      <text:p text:style-name="P5">Pion-Argon interactions</text:p>
      <text:p text:style-name="P5"/>
      <text:p text:style-name="P5">Prior Work</text:p>
      <text:list xml:id="list1317347362064464410" text:style-name="L1">
        <text:list-item>
          <text:p text:style-name="P3">Beamline</text:p>
        </text:list-item>
        <text:list-item>
          <text:p text:style-name="P3">GeantReweight and pion fits</text:p>
        </text:list-item>
      </text:list>
      <text:p text:style-name="P2"/>
      <text:p text:style-name="P5">Project Overview</text:p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1:11:35.683445732</meta:creation-date>
    <meta:generator>LibreOffice/5.1.6.2$Linux_X86_64 LibreOffice_project/10m0$Build-2</meta:generator>
    <dc:date>2018-12-19T11:15:33.984460541</dc:date>
    <meta:editing-duration>PT3M58S</meta:editing-duration>
    <meta:editing-cycles>1</meta:editing-cycles>
    <meta:document-statistic meta:table-count="0" meta:image-count="0" meta:object-count="0" meta:page-count="1" meta:paragraph-count="10" meta:word-count="30" meta:character-count="226" meta:non-whitespace-character-count="206"/>
  </office:meta>
</office:document-meta>
</file>